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0" style:master-page-name="MasterPage2" style:family="paragraph" style:name="P43">
      <style:text-properties/>
      <style:paragraph-properties fo:line-height="150%" fo:text-align="center"/>
    </style:style>
    <style:style style:family="text" style:name="T37">
      <style:text-properties fo:font-family="Times New Roman" fo:font-size="14pt" fo:language="ru" fo:country="RU" fo:font-weight="bold"/>
    </style:style>
    <style:style style:family="text" style:name="T38">
      <style:text-properties fo:language="ru" fo:country="RU"/>
    </style:style>
    <style:style style:parent-style-name="620" style:family="paragraph" style:name="P44">
      <style:text-properties/>
      <style:paragraph-properties fo:line-height="150%" fo:text-align="center"/>
    </style:style>
    <style:style style:family="text" style:name="T39">
      <style:text-properties fo:font-family="Times New Roman" fo:font-size="14pt" fo:language="ru" fo:country="RU" fo:font-weight="bold"/>
    </style:style>
    <style:style style:family="text" style:name="T40">
      <style:text-properties fo:language="ru" fo:country="RU"/>
    </style:style>
    <style:style style:parent-style-name="620" style:family="paragraph" style:name="P45">
      <style:text-properties/>
      <style:paragraph-properties fo:line-height="150%" fo:text-align="center"/>
    </style:style>
    <style:style style:family="text" style:name="T41">
      <style:text-properties fo:font-family="Times New Roman" fo:font-size="14pt" fo:language="ru" fo:country="RU" fo:font-weight="bold"/>
    </style:style>
    <style:style style:family="text" style:name="T42">
      <style:text-properties fo:language="ru" fo:country="RU"/>
    </style:style>
    <style:style style:parent-style-name="620" style:family="paragraph" style:name="P46">
      <style:text-properties/>
      <style:paragraph-properties fo:line-height="150%" fo:text-align="center"/>
    </style:style>
    <style:style style:family="text" style:name="T43">
      <style:text-properties fo:font-family="Times New Roman" fo:font-size="14pt" fo:language="ru" fo:country="RU" fo:font-weight="bold"/>
    </style:style>
    <style:style style:family="text" style:name="T44">
      <style:text-properties fo:language="ru" fo:country="RU"/>
    </style:style>
    <style:style style:parent-style-name="620" style:family="paragraph" style:name="P47">
      <style:text-properties/>
      <style:paragraph-properties fo:line-height="150%" fo:text-align="center"/>
    </style:style>
    <style:style style:family="text" style:name="T45">
      <style:text-properties fo:font-family="Times New Roman" fo:font-size="14pt" fo:language="ru" fo:country="RU"/>
    </style:style>
    <style:style style:family="text" style:name="T46">
      <style:text-properties fo:language="ru" fo:country="RU"/>
    </style:style>
    <style:style style:parent-style-name="620" style:family="paragraph" style:name="P48">
      <style:text-properties/>
      <style:paragraph-properties fo:line-height="150%" fo:text-align="center"/>
    </style:style>
    <style:style style:family="text" style:name="T47">
      <style:text-properties fo:font-family="Times New Roman" fo:font-size="14pt" fo:language="ru" fo:country="RU"/>
    </style:style>
    <style:style style:family="text" style:name="T48">
      <style:text-properties fo:language="ru" fo:country="RU"/>
    </style:style>
    <style:style style:parent-style-name="620" style:family="paragraph" style:name="P49">
      <style:text-properties/>
      <style:paragraph-properties fo:line-height="150%" fo:text-align="center"/>
    </style:style>
    <style:style style:family="text" style:name="T49">
      <style:text-properties fo:font-family="Times New Roman" fo:font-size="14pt" fo:language="ru" fo:country="RU"/>
    </style:style>
    <style:style style:family="text" style:name="T50">
      <style:text-properties fo:language="ru" fo:country="RU"/>
    </style:style>
    <style:style style:parent-style-name="620" style:family="paragraph" style:name="P50">
      <style:text-properties/>
      <style:paragraph-properties fo:line-height="150%" fo:text-align="center"/>
    </style:style>
    <style:style style:family="text" style:name="T51">
      <style:text-properties fo:font-family="Times New Roman" fo:font-size="14pt" fo:language="ru" fo:country="RU"/>
    </style:style>
    <style:style style:family="text" style:name="T52">
      <style:text-properties fo:font-family="Times New Roman" fo:font-size="14pt" fo:language="ru" fo:country="RU"/>
    </style:style>
    <style:style style:family="text" style:name="T53">
      <style:text-properties fo:language="ru" fo:country="RU"/>
    </style:style>
    <style:style style:parent-style-name="620" style:family="paragraph" style:name="P51">
      <style:text-properties/>
      <style:paragraph-properties fo:line-height="150%" fo:text-align="center"/>
    </style:style>
    <style:style style:family="text" style:name="T54">
      <style:text-properties fo:font-family="Times New Roman" fo:font-size="14pt" fo:language="ru" fo:country="RU"/>
    </style:style>
    <style:style style:family="text" style:name="T55">
      <style:text-properties fo:language="ru" fo:country="RU"/>
    </style:style>
    <style:style style:parent-style-name="620" style:family="paragraph" style:name="P52">
      <style:text-properties/>
      <style:paragraph-properties fo:line-height="150%" fo:text-align="center"/>
    </style:style>
    <style:style style:family="text" style:name="T56">
      <style:text-properties fo:font-family="Times New Roman" fo:font-size="14pt" fo:language="ru" fo:country="RU"/>
    </style:style>
    <style:style style:family="text" style:name="T57">
      <style:text-properties fo:font-family="Times New Roman" fo:font-size="14pt" fo:language="ru" fo:country="RU"/>
    </style:style>
    <style:style style:family="text" style:name="T58">
      <style:text-properties fo:font-family="Times New Roman" fo:font-size="14pt" fo:language="ru" fo:country="RU"/>
    </style:style>
    <style:style style:family="text" style:name="T59">
      <style:text-properties fo:language="ru" fo:country="RU"/>
    </style:style>
    <style:style style:parent-style-name="620" style:family="paragraph" style:name="P53">
      <style:text-properties/>
      <style:paragraph-properties fo:line-height="150%" fo:text-align="center"/>
    </style:style>
    <style:style style:family="text" style:name="T60">
      <style:text-properties fo:font-family="Times New Roman" fo:font-size="14pt" fo:language="ru" fo:country="RU"/>
    </style:style>
    <style:style style:family="text" style:name="T61">
      <style:text-properties fo:language="ru" fo:country="RU"/>
    </style:style>
    <style:style style:parent-style-name="620" style:family="paragraph" style:name="P54">
      <style:text-properties/>
      <style:paragraph-properties fo:line-height="150%" fo:text-align="center"/>
    </style:style>
    <style:style style:family="text" style:name="T62">
      <style:text-properties fo:font-family="Times New Roman" fo:font-size="14pt" fo:language="ru" fo:country="RU"/>
    </style:style>
    <style:style style:family="text" style:name="T63">
      <style:text-properties fo:language="ru" fo:country="RU"/>
    </style:style>
    <style:style style:parent-style-name="620" style:family="paragraph" style:name="P55">
      <style:text-properties/>
      <style:paragraph-properties fo:line-height="150%" fo:text-align="center"/>
    </style:style>
    <style:style style:family="text" style:name="T64">
      <style:text-properties fo:font-family="Times New Roman" fo:font-size="14pt" fo:language="ru" fo:country="RU"/>
    </style:style>
    <style:style style:family="text" style:name="T65">
      <style:text-properties fo:language="ru" fo:country="RU"/>
    </style:style>
    <style:style style:parent-style-name="620" style:family="paragraph" style:name="P56">
      <style:text-properties/>
      <style:paragraph-properties fo:line-height="150%" fo:text-align="center"/>
    </style:style>
    <style:style style:family="text" style:name="T66">
      <style:text-properties fo:font-family="Times New Roman" fo:font-size="14pt" fo:language="ru" fo:country="RU"/>
    </style:style>
    <style:style style:family="text" style:name="T67">
      <style:text-properties fo:language="ru" fo:country="RU"/>
    </style:style>
    <style:style style:parent-style-name="620" style:family="paragraph" style:name="P57">
      <style:text-properties/>
      <style:paragraph-properties fo:line-height="150%" fo:text-align="center"/>
    </style:style>
    <style:style style:family="text" style:name="T68">
      <style:text-properties fo:font-family="Times New Roman" fo:font-size="14pt" fo:language="ru" fo:country="RU"/>
    </style:style>
    <style:style style:family="text" style:name="T69">
      <style:text-properties fo:language="ru" fo:country="RU"/>
    </style:style>
    <style:style style:parent-style-name="620" style:family="paragraph" style:name="P58">
      <style:text-properties/>
      <style:paragraph-properties fo:line-height="150%" fo:text-align="center"/>
    </style:style>
    <style:style style:family="text" style:name="T70">
      <style:text-properties fo:font-family="Times New Roman" fo:font-size="14pt" fo:language="ru" fo:country="RU"/>
    </style:style>
    <style:style style:family="text" style:name="T71">
      <style:text-properties fo:language="ru" fo:country="RU"/>
    </style:style>
    <style:style style:parent-style-name="620" style:family="paragraph" style:name="P59">
      <style:text-properties/>
      <style:paragraph-properties fo:line-height="150%" fo:text-align="center"/>
    </style:style>
    <style:style style:family="text" style:name="T72">
      <style:text-properties fo:font-family="Times New Roman" fo:font-size="14pt" fo:language="ru" fo:country="RU"/>
    </style:style>
    <style:style style:family="text" style:name="T73">
      <style:text-properties fo:language="ru" fo:country="RU"/>
    </style:style>
    <style:style style:parent-style-name="620" style:family="paragraph" style:name="P60">
      <style:text-properties/>
      <style:paragraph-properties fo:line-height="150%" fo:text-align="center"/>
    </style:style>
    <style:style style:family="text" style:name="T74">
      <style:text-properties fo:font-family="Times New Roman" fo:font-size="14pt" fo:language="ru" fo:country="RU"/>
    </style:style>
    <style:style style:family="text" style:name="T75">
      <style:text-properties fo:language="ru" fo:country="RU"/>
    </style:style>
    <style:style style:parent-style-name="620" style:family="paragraph" style:name="P61">
      <style:text-properties/>
      <style:paragraph-properties fo:line-height="150%" fo:text-align="center"/>
    </style:style>
    <style:style style:family="text" style:name="T76">
      <style:text-properties fo:font-family="Times New Roman" fo:font-size="14pt" fo:language="ru" fo:country="RU"/>
    </style:style>
    <style:style style:family="text" style:name="T77">
      <style:text-properties fo:language="ru" fo:country="RU"/>
    </style:style>
    <style:style style:parent-style-name="620" style:family="paragraph" style:name="P62">
      <style:text-properties/>
      <style:paragraph-properties fo:line-height="150%" fo:text-align="center"/>
    </style:style>
    <style:style style:family="text" style:name="T78">
      <style:text-properties fo:font-family="Times New Roman" fo:font-size="14pt" fo:language="ru" fo:country="RU"/>
    </style:style>
    <style:style style:family="text" style:name="T79">
      <style:text-properties fo:language="ru" fo:country="RU"/>
    </style:style>
    <style:style style:parent-style-name="620" style:family="paragraph" style:name="P63">
      <style:text-properties/>
      <style:paragraph-properties fo:line-height="150%" fo:text-align="center"/>
    </style:style>
    <style:style style:family="text" style:name="T80">
      <style:text-properties fo:font-family="Times New Roman" fo:font-size="14pt" fo:language="ru" fo:country="RU"/>
    </style:style>
    <style:style style:family="text" style:name="T81">
      <style:text-properties fo:language="ru" fo:country="RU"/>
    </style:style>
    <style:style style:parent-style-name="620" style:family="paragraph" style:name="P64">
      <style:text-properties/>
      <style:paragraph-properties fo:line-height="150%" fo:text-align="right"/>
    </style:style>
    <style:style style:family="text" style:name="T82">
      <style:text-properties fo:font-family="Times New Roman" fo:font-size="14pt" fo:language="ru" fo:country="RU"/>
    </style:style>
    <style:style style:family="text" style:name="T83">
      <style:text-properties fo:font-family="Times New Roman" fo:font-size="14pt" fo:language="ru" fo:country="RU"/>
    </style:style>
    <style:style style:family="text" style:name="T84">
      <style:text-properties fo:language="ru" fo:country="RU"/>
    </style:style>
    <style:style style:parent-style-name="620" style:family="paragraph" style:name="P65">
      <style:text-properties/>
      <style:paragraph-properties fo:line-height="150%" fo:text-align="right"/>
    </style:style>
    <style:style style:family="text" style:name="T85">
      <style:text-properties fo:font-family="Times New Roman" fo:font-size="14pt" fo:language="ru" fo:country="RU"/>
    </style:style>
    <style:style style:family="text" style:name="T86">
      <style:text-properties fo:language="ru" fo:country="RU"/>
    </style:style>
    <style:style style:parent-style-name="620" style:family="paragraph" style:name="P66">
      <style:text-properties/>
      <style:paragraph-properties fo:line-height="150%" fo:text-align="right"/>
    </style:style>
    <style:style style:family="text" style:name="T87">
      <style:text-properties fo:font-family="Times New Roman" fo:font-size="14pt" fo:language="ru" fo:country="RU"/>
    </style:style>
    <style:style style:family="text" style:name="T88">
      <style:text-properties fo:font-family="Times New Roman" fo:font-size="14pt" fo:language="ru" fo:country="RU"/>
    </style:style>
    <style:style style:family="text" style:name="T89">
      <style:text-properties fo:language="ru" fo:country="RU"/>
    </style:style>
    <style:style style:parent-style-name="620" style:family="paragraph" style:name="P67">
      <style:text-properties/>
      <style:paragraph-properties fo:line-height="150%" fo:text-align="right"/>
    </style:style>
    <style:style style:family="text" style:name="T90">
      <style:text-properties fo:font-family="Times New Roman" fo:font-size="14pt" fo:language="ru" fo:country="RU"/>
    </style:style>
    <style:style style:family="text" style:name="T91">
      <style:text-properties fo:language="ru" fo:country="RU"/>
    </style:style>
    <style:style style:parent-style-name="620" style:family="paragraph" style:name="P68">
      <style:text-properties/>
      <style:paragraph-properties fo:line-height="150%" fo:text-align="right"/>
    </style:style>
    <style:style style:family="text" style:name="T92">
      <style:text-properties fo:font-family="Times New Roman" fo:font-size="14pt" fo:language="ru" fo:country="RU"/>
    </style:style>
    <style:style style:family="text" style:name="T93">
      <style:text-properties fo:language="ru" fo:country="RU"/>
    </style:style>
    <style:style style:parent-style-name="620" style:family="paragraph" style:name="P69">
      <style:text-properties/>
      <style:paragraph-properties fo:line-height="150%" fo:text-align="right"/>
    </style:style>
    <style:style style:family="text" style:name="T94">
      <style:text-properties fo:font-family="Times New Roman" fo:font-size="14pt" fo:language="ru" fo:country="RU"/>
    </style:style>
    <style:style style:family="text" style:name="T95">
      <style:text-properties fo:language="ru" fo:country="RU"/>
    </style:style>
    <style:style style:parent-style-name="620" style:family="paragraph" style:name="P70">
      <style:text-properties/>
      <style:paragraph-properties fo:line-height="150%" fo:text-align="center"/>
    </style:style>
    <style:style style:family="text" style:name="T96">
      <style:text-properties fo:font-family="Times New Roman" fo:font-size="14pt" fo:language="ru" fo:country="RU"/>
    </style:style>
    <style:style style:family="text" style:name="T97">
      <style:text-properties fo:language="ru" fo:country="RU"/>
    </style:style>
    <style:style style:parent-style-name="620" style:family="paragraph" style:name="P71">
      <style:text-properties/>
      <style:paragraph-properties fo:line-height="150%" fo:text-align="left" fo:break-before="page"/>
    </style:style>
    <style:style style:family="text" style:name="T98">
      <style:text-properties fo:font-family="Times New Roman" fo:font-size="14pt" fo:language="ru" fo:country="RU" fo:font-weight="bold"/>
    </style:style>
    <style:style style:family="text" style:name="T99">
      <style:text-properties fo:language="ru" fo:country="RU"/>
    </style:style>
    <style:style style:parent-style-name="620" style:family="paragraph" style:name="P72">
      <style:text-properties/>
      <style:paragraph-properties fo:line-height="150%" fo:text-align="left" fo:border="none"/>
    </style:style>
    <style:style style:family="text" style:name="T100">
      <style:text-properties fo:font-family="Times New Roman" fo:font-size="14pt" fo:language="ru" fo:country="RU"/>
    </style:style>
    <style:style style:family="text" style:name="T101">
      <style:text-properties fo:font-family="Times New Roman" fo:font-size="14pt" fo:language="ru" fo:country="RU"/>
    </style:style>
    <style:style style:family="text" style:name="T102">
      <style:text-properties fo:font-family="Times New Roman" fo:font-size="14pt" fo:language="ru" fo:country="RU"/>
    </style:style>
    <style:style style:family="text" style:name="T103">
      <style:text-properties fo:font-family="Times New Roman" fo:font-size="14pt" fo:language="ru" fo:country="RU"/>
    </style:style>
    <style:style style:parent-style-name="620" style:family="paragraph" style:name="P73">
      <style:text-properties/>
      <style:paragraph-properties fo:line-height="150%" fo:text-align="justify" fo:border="none"/>
    </style:style>
    <style:style style:family="text" style:name="T104">
      <style:text-properties fo:font-family="Times New Roman" fo:font-size="14pt" fo:language="ru" fo:country="RU"/>
    </style:style>
    <style:style style:family="text" style:name="T105">
      <style:text-properties fo:font-family="Times New Roman" fo:font-size="14pt" fo:language="ru" fo:country="RU"/>
    </style:style>
    <style:style style:family="text" style:name="T106">
      <style:text-properties fo:font-family="Times New Roman" fo:font-size="14pt" fo:language="ru" fo:country="RU"/>
    </style:style>
    <style:style style:family="text" style:name="T107">
      <style:text-properties fo:font-family="Times New Roman" fo:font-size="14pt" fo:language="ru" fo:country="RU"/>
    </style:style>
    <style:style style:family="text" style:name="T108">
      <style:text-properties fo:font-family="Times New Roman" fo:font-size="14pt" fo:language="ru" fo:country="RU"/>
    </style:style>
    <style:style style:parent-style-name="620" style:family="paragraph" style:name="P74">
      <style:text-properties/>
      <style:paragraph-properties fo:line-height="150%" fo:text-align="left"/>
    </style:style>
    <style:style style:family="text" style:name="T109">
      <style:text-properties fo:font-family="Times New Roman" fo:font-size="14pt" fo:language="ru" fo:country="RU"/>
    </style:style>
    <style:style style:family="text" style:name="T110">
      <style:text-properties fo:font-family="Times New Roman" fo:font-size="14pt" fo:language="ru" fo:country="RU"/>
    </style:style>
    <style:style style:family="text" style:name="T111">
      <style:text-properties fo:language="ru" fo:country="RU"/>
    </style:style>
    <style:style style:parent-style-name="620" style:family="paragraph" style:name="P75">
      <style:text-properties/>
      <style:paragraph-properties fo:line-height="150%" fo:text-align="left"/>
    </style:style>
    <style:style style:family="text" style:name="T112">
      <style:text-properties fo:font-family="Times New Roman" fo:font-size="14pt" fo:language="ru" fo:country="RU"/>
    </style:style>
    <style:style style:family="text" style:name="T113">
      <style:text-properties fo:font-family="Times New Roman" fo:font-size="14pt" fo:language="ru" fo:country="RU"/>
    </style:style>
    <style:style style:parent-style-name="620" style:family="paragraph" style:name="P76">
      <style:text-properties/>
      <style:paragraph-properties fo:line-height="150%" fo:text-align="left"/>
    </style:style>
    <style:style style:family="text" style:name="T114">
      <style:text-properties fo:font-family="Times New Roman" fo:font-size="14pt" fo:language="ru" fo:country="RU"/>
    </style:style>
    <style:style style:family="text" style:name="T115">
      <style:text-properties fo:font-family="Times New Roman" fo:font-size="14pt" fo:language="ru" fo:country="RU"/>
    </style:style>
    <style:style style:parent-style-name="29" style:list-style-name="WWNum12" style:family="paragraph" style:name="P77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1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17">
      <style:text-properties fo:font-size="14pt" fo:language="ru" fo:country="RU"/>
    </style:style>
    <style:style style:parent-style-name="29" style:list-style-name="WWNum12" style:family="paragraph" style:name="P78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1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19">
      <style:text-properties fo:font-size="14pt" fo:language="ru" fo:country="RU"/>
    </style:style>
    <style:style style:parent-style-name="29" style:list-style-name="WWNum12" style:family="paragraph" style:name="P79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2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3">
      <style:text-properties fo:font-size="14pt" fo:language="ru" fo:country="RU"/>
    </style:style>
    <style:style style:parent-style-name="29" style:list-style-name="WWNum12" style:family="paragraph" style:name="P80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2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29">
      <style:text-properties fo:color="#000000" fo:font-family="Times New Roman" style:font-family-asian="Times New Roman" style:font-family-complex="Times New Roman" fo:font-size="14pt" fo:language="en" fo:country="GB"/>
    </style:style>
    <style:style style:family="text" style:name="T13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31">
      <style:text-properties fo:font-size="14pt" fo:language="ru" fo:country="RU"/>
    </style:style>
    <style:style style:parent-style-name="29" style:list-style-name="WWNum12" style:family="paragraph" style:name="P81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3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33">
      <style:text-properties fo:color="#000000" fo:font-family="Times New Roman" style:font-family-asian="Times New Roman" style:font-family-complex="Times New Roman" fo:font-size="14pt" fo:language="en" fo:country="GB"/>
    </style:style>
    <style:style style:family="text" style:name="T13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35">
      <style:text-properties fo:font-size="14pt" fo:language="ru" fo:country="RU"/>
    </style:style>
    <style:style style:parent-style-name="29" style:list-style-name="WWNum12" style:family="paragraph" style:name="P82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3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37">
      <style:text-properties fo:font-size="14pt" fo:language="ru" fo:country="RU"/>
    </style:style>
    <style:style style:parent-style-name="29" style:list-style-name="WWNum12" style:family="paragraph" style:name="P83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3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3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4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4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4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4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44">
      <style:text-properties fo:font-size="14pt" fo:language="ru" fo:country="RU"/>
    </style:style>
    <style:style style:parent-style-name="29" style:list-style-name="WWNum12" style:family="paragraph" style:name="P84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4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46">
      <style:text-properties fo:font-size="14pt" fo:language="ru" fo:country="RU"/>
    </style:style>
    <style:style style:parent-style-name="29" style:list-style-name="WWNum12" style:family="paragraph" style:name="P85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47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148">
      <style:text-properties fo:color="#ff0000" fo:font-size="14pt" fo:language="ru" fo:country="RU"/>
    </style:style>
    <style:style style:parent-style-name="29" style:list-style-name="WWNum12" style:family="paragraph" style:name="P86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49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150">
      <style:text-properties fo:color="#ff0000" fo:font-size="14pt" fo:language="ru" fo:country="RU"/>
    </style:style>
    <style:style style:parent-style-name="29" style:list-style-name="WWNum12" style:family="paragraph" style:name="P87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51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152">
      <style:text-properties fo:color="#ff0000" fo:font-size="14pt" fo:language="ru" fo:country="RU"/>
    </style:style>
    <style:style style:parent-style-name="29" style:list-style-name="WWNum12" style:family="paragraph" style:name="P88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53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154">
      <style:text-properties fo:color="#ff0000" fo:font-size="14pt" fo:language="ru" fo:country="RU"/>
    </style:style>
    <style:style style:parent-style-name="29" style:list-style-name="WWNum12" style:family="paragraph" style:name="P89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55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156">
      <style:text-properties fo:color="#ff0000" fo:font-size="14pt" fo:language="ru" fo:country="RU"/>
    </style:style>
    <style:style style:parent-style-name="29" style:list-style-name="WWNum12" style:family="paragraph" style:name="P90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57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158">
      <style:text-properties fo:color="#ff0000" fo:font-size="14pt" fo:language="ru" fo:country="RU"/>
    </style:style>
    <style:style style:parent-style-name="620" style:list-style-name="WWNum12" style:family="paragraph" style:name="P91">
      <style:text-properties/>
      <style:paragraph-properties fo:line-height="150%" fo:text-align="left"/>
    </style:style>
    <style:style style:family="text" style:name="T159">
      <style:text-properties fo:color="#ff0000" fo:font-family="Times New Roman" fo:font-size="14pt" fo:language="ru" fo:country="RU"/>
    </style:style>
    <style:style style:family="text" style:name="T160">
      <style:text-properties fo:color="#ff0000" fo:font-family="Times New Roman" fo:font-size="14pt" fo:language="ru" fo:country="RU"/>
    </style:style>
    <style:style style:parent-style-name="620" style:family="paragraph" style:name="P92">
      <style:text-properties/>
      <style:paragraph-properties fo:line-height="150%" fo:text-align="left"/>
    </style:style>
    <style:style style:family="text" style:name="T161">
      <style:text-properties fo:font-family="Times New Roman" fo:font-size="14pt" fo:language="ru" fo:country="RU"/>
    </style:style>
    <style:style style:family="text" style:name="T162">
      <style:text-properties fo:font-family="Times New Roman" fo:font-size="14pt" fo:language="ru" fo:country="RU"/>
    </style:style>
    <style:style style:parent-style-name="620" style:family="paragraph" style:name="P93">
      <style:text-properties/>
      <style:paragraph-properties fo:line-height="150%" fo:text-align="left"/>
    </style:style>
    <style:style style:family="text" style:name="T163">
      <style:text-properties fo:font-family="Times New Roman" fo:font-size="14pt" fo:language="ru" fo:country="RU"/>
    </style:style>
    <style:style style:family="text" style:name="T164">
      <style:text-properties fo:language="ru" fo:country="RU"/>
    </style:style>
    <style:style style:parent-style-name="622" style:family="paragraph" style:name="P94">
      <style:text-properties/>
      <style:paragraph-properties fo:line-height="150%" fo:text-align="justify"/>
    </style:style>
    <style:style style:family="text" style:name="T165">
      <style:text-properties fo:font-family="Times New Roman" fo:font-size="14pt" fo:language="ru" fo:country="RU"/>
    </style:style>
    <style:style style:family="text" style:name="T166">
      <style:text-properties fo:font-family="Times New Roman" fo:font-size="14pt" fo:language="ru" fo:country="RU"/>
    </style:style>
    <style:style style:family="text" style:name="T167">
      <style:text-properties fo:language="ru" fo:country="RU"/>
    </style:style>
    <style:style style:parent-style-name="622" style:family="paragraph" style:name="P95">
      <style:text-properties/>
      <style:paragraph-properties fo:line-height="150%" fo:text-align="justify"/>
    </style:style>
    <style:style style:family="text" style:name="T168">
      <style:text-properties fo:font-family="Times New Roman" fo:font-size="14pt" fo:language="ru" fo:country="RU"/>
    </style:style>
    <style:style style:family="text" style:name="T169">
      <style:text-properties fo:color="#ff0000" fo:font-family="Times New Roman" fo:font-size="14pt" fo:language="ru" fo:country="RU"/>
    </style:style>
    <style:style style:family="text" style:name="T170">
      <style:text-properties fo:color="#ff0000" fo:language="ru" fo:country="RU"/>
    </style:style>
    <style:style style:parent-style-name="622" style:family="paragraph" style:name="P96">
      <style:text-properties/>
      <style:paragraph-properties fo:line-height="150%" fo:text-align="justify"/>
    </style:style>
    <style:style style:family="text" style:name="T171">
      <style:text-properties fo:color="#ff0000" fo:font-family="Times New Roman" fo:font-size="14pt" fo:language="ru" fo:country="RU"/>
    </style:style>
    <style:style style:family="text" style:name="T172">
      <style:text-properties fo:color="#ff0000" fo:language="ru" fo:country="RU"/>
    </style:style>
    <style:style style:parent-style-name="622" style:family="paragraph" style:name="P97">
      <style:text-properties/>
      <style:paragraph-properties fo:line-height="150%" fo:text-align="justify"/>
    </style:style>
    <style:style style:family="text" style:name="T173">
      <style:text-properties fo:color="#ff0000" fo:font-family="Times New Roman" fo:font-size="14pt" fo:language="ru" fo:country="RU"/>
    </style:style>
    <style:style style:family="text" style:name="T174">
      <style:text-properties fo:color="#ff0000" style:text-position="0% 100%" fo:font-family="Times New Roman" fo:font-size="14pt" fo:language="ru" fo:country="RU" fo:font-style="normal" fo:font-weight="normal"/>
    </style:style>
    <style:style style:family="text" style:name="T175">
      <style:text-properties fo:color="#ff0000" style:text-position="0% 100%" fo:font-family="Times New Roman" fo:font-size="14pt" fo:language="ru" fo:country="RU" fo:font-style="normal" fo:font-weight="normal"/>
    </style:style>
    <style:style style:family="text" style:name="T176">
      <style:text-properties fo:color="#ff0000" style:text-position="0% 100%" fo:font-family="Times New Roman" fo:font-size="14pt" fo:language="ru" fo:country="RU" fo:font-style="normal" fo:font-weight="normal"/>
    </style:style>
    <style:style style:family="text" style:name="T177">
      <style:text-properties fo:color="#ff0000" style:text-position="0% 100%" fo:font-family="Times New Roman" fo:font-size="14pt" fo:language="ru" fo:country="RU" fo:font-style="normal" fo:font-weight="normal"/>
    </style:style>
    <style:style style:family="text" style:name="T178">
      <style:text-properties fo:color="#ff0000" style:text-position="0% 100%" fo:font-family="Times New Roman" fo:font-size="14pt" fo:language="ru" fo:country="RU" fo:font-style="normal" fo:font-weight="normal"/>
    </style:style>
    <style:style style:family="text" style:name="T179">
      <style:text-properties fo:color="#ff0000" style:text-position="0% 100%" fo:font-family="Times New Roman" fo:font-size="14pt" fo:language="ru" fo:country="RU" fo:font-style="normal" fo:font-weight="normal"/>
    </style:style>
    <style:style style:family="text" style:name="T180">
      <style:text-properties fo:color="#ff0000" fo:language="ru" fo:country="RU"/>
    </style:style>
    <style:style style:parent-style-name="620" style:family="paragraph" style:name="P98">
      <style:text-properties/>
      <style:paragraph-properties fo:line-height="150%" fo:text-align="left"/>
    </style:style>
    <style:style style:family="text" style:name="T181">
      <style:text-properties style:text-position="0% 100%" fo:font-family="Times New Roman" fo:font-size="14pt" fo:language="ru" fo:country="RU" fo:font-style="normal"/>
    </style:style>
    <style:style style:family="text" style:name="T182">
      <style:text-properties fo:language="ru" fo:country="RU"/>
    </style:style>
    <style:style style:parent-style-name="620" style:family="paragraph" style:name="P99">
      <style:text-properties/>
      <style:paragraph-properties fo:line-height="150%" fo:text-align="justify"/>
    </style:style>
    <style:style style:family="text" style:name="T183">
      <style:text-properties fo:language="ru" fo:country="RU"/>
    </style:style>
    <style:style style:family="text" style:name="T184">
      <style:text-properties fo:language="ru" fo:country="RU"/>
    </style:style>
  </office:automatic-styles>
  <office:body>
    <office:text text:use-soft-page-breaks="true">
      <text:p text:style-name="P43"><text:span text:style-name="T37">МИНОБРНАУКИ РОССИИ</text:span><text:span text:style-name="T38"/></text:p>
      <text:p text:style-name="P44"><text:span text:style-name="T39">Федеральное государственное бюджетное образовательное учреждение высшего образования <text:line-break/>«Тульский государственный университет»</text:span><text:span text:style-name="T40"/></text:p>
      <text:p text:style-name="P45"><text:span text:style-name="T41"/><text:span text:style-name="T42"/></text:p>
      <text:p text:style-name="P46"><text:span text:style-name="T43">Интернет-институт</text:span><text:span text:style-name="T44"/></text:p>
      <text:p text:style-name="P47"><text:span text:style-name="T45"/><text:span text:style-name="T46"/></text:p>
      <text:p text:style-name="P48"><text:span text:style-name="T47"/><text:span text:style-name="T48"/></text:p>
      <text:p text:style-name="P49"><text:span text:style-name="T49"/><text:span text:style-name="T50"/></text:p>
      <text:p text:style-name="P50"><text:span text:style-name="T51">ЛАБОРАТОРНАЯ</text:span><text:span text:style-name="T52"> РАБОТА</text:span><text:span text:style-name="T53"/></text:p>
      <text:p text:style-name="P51"><text:span text:style-name="T54">по дисциплине</text:span><text:span text:style-name="T55"/></text:p>
      <text:p text:style-name="P52"><text:span text:style-name="T56">«</text:span><text:span text:style-name="T57">Информатика</text:span><text:span text:style-name="T58">»</text:span><text:span text:style-name="T59"/></text:p>
      <text:p text:style-name="P53"><text:span text:style-name="T60">Семестр 1</text:span><text:span text:style-name="T61"/></text:p>
      <text:p text:style-name="P54"><text:span text:style-name="T62"/><text:span text:style-name="T63"/></text:p>
      <text:p text:style-name="P55"><text:span text:style-name="T64"/><text:span text:style-name="T65"/></text:p>
      <text:p text:style-name="P56"><text:span text:style-name="T66">Вариант 3</text:span><text:span text:style-name="T67"/></text:p>
      <text:p text:style-name="P57"><text:span text:style-name="T68"/><text:span text:style-name="T69"/></text:p>
      <text:p text:style-name="P58"><text:span text:style-name="T70"/><text:span text:style-name="T71"/></text:p>
      <text:p text:style-name="P59"><text:span text:style-name="T72"/><text:span text:style-name="T73"/></text:p>
      <text:p text:style-name="P60"><text:span text:style-name="T74"/><text:span text:style-name="T75"/></text:p>
      <text:p text:style-name="P61"><text:span text:style-name="T76"/><text:span text:style-name="T77"/></text:p>
      <text:p text:style-name="P62"><text:span text:style-name="T78"/><text:span text:style-name="T79"/></text:p>
      <text:p text:style-name="P63"><text:span text:style-name="T80"/><text:span text:style-name="T81"/></text:p>
      <text:p text:style-name="P64"><text:span text:style-name="T82">Выполнил: студент гр. </text:span><text:span text:style-name="T83">ИБ262521-ф</text:span><text:span text:style-name="T84"/></text:p>
      <text:p text:style-name="P65"><text:span text:style-name="T85">Артемов Александр Евгеньевич</text:span><text:span text:style-name="T86"/></text:p>
      <text:p text:style-name="P66"><text:span text:style-name="T87">Проверил: канд. техн. наук, доц.</text:span><text:span text:style-name="T88"> Баранова Е.М.</text:span><text:span text:style-name="T89"/></text:p>
      <text:p text:style-name="P67"><text:span text:style-name="T90"/><text:span text:style-name="T91"/></text:p>
      <text:p text:style-name="P68"><text:span text:style-name="T92"/><text:span text:style-name="T93"/></text:p>
      <text:p text:style-name="P69"><text:span text:style-name="T94"/><text:span text:style-name="T95"/></text:p>
      <text:p text:style-name="P70"><text:span text:style-name="T96">Тула 2022</text:span><text:span text:style-name="T97"/></text:p>
      <text:p text:style-name="P71"><text:span text:style-name="T98">Лабораторная работа № 9</text:span><text:span text:style-name="T99"/></text:p>
      <text:list>
        <text:list-item>
          <text:p text:style-name="P72"><text:span text:style-name="T100">Название: </text:span><text:span text:style-name="T101">Работа с офисными программами</text:span><text:span text:style-name="T102">.</text:span><text:span text:style-name="T103"/></text:p>
        </text:list-item>
        <text:list-item>
          <text:p text:style-name="P73"><text:span text:style-name="T104">Цель работы</text:span><text:span text:style-name="T105">: </text:span><text:span text:style-name="T106">Освоение процедуры создания, оформления и форматирования текста и таблиц в текстовом процессоре Microsoft Word и редакторе электронных таблиц Excel</text:span><text:span text:style-name="T107">.</text:span><text:span text:style-name="T108"/></text:p>
        </text:list-item>
      </text:list>
      <text:p text:style-name="P74"><text:span text:style-name="T109">В</text:span><text:span text:style-name="T110">ариант: 3.</text:span><text:span text:style-name="T111"/></text:p>
      <text:p text:style-name="P75"><text:span text:style-name="T112"/><text:span text:style-name="T113"/></text:p>
      <text:p text:style-name="P76"><text:span text:style-name="T114">Выполнение лабораторной работы.</text:span><text:span text:style-name="T115"/></text:p>
      <text:list text:style-name="WWNum12" text:continue-numbering="true">
        <text:list-item>
          <text:p text:style-name="P77"><text:span text:style-name="T116">Изучены теоретические положения работы. </text:span><text:span text:style-name="T117"/></text:p>
        </text:list-item>
        <text:list-item>
          <text:p text:style-name="P78"><text:span text:style-name="T118">Создана новую папку с именем «Артемов А.Е.» </text:span><text:span text:style-name="T119"/></text:p>
        </text:list-item>
        <text:list-item>
          <text:p text:style-name="P79"><text:span text:style-name="T120">В папке </text:span><text:span text:style-name="T121">«Артемов А.Е.»</text:span><text:span text:style-name="T122"> создана папка «Лабораторная работа №1». </text:span><text:span text:style-name="T123"/></text:p>
        </text:list-item>
        <text:list-item>
          <text:p text:style-name="P80"><text:span text:style-name="T124"/><text:span text:style-name="T125">В папке </text:span><text:span text:style-name="T126">«Артемов А.Е.»</text:span><text:span text:style-name="T127"> создана папка</text:span><text:span/><text:span text:style-name="T128"> «Основы </text:span><text:span text:style-name="T129">Windows</text:span><text:span text:style-name="T130">». </text:span><text:span text:style-name="T131"/></text:p>
        </text:list-item>
        <text:list-item>
          <text:p text:style-name="P81"><text:span text:style-name="T132">Папка «Основы </text:span><text:span text:style-name="T133">Windows</text:span><text:span text:style-name="T134">» скопирована в папку «Лабораторная работа №1». </text:span><text:span text:style-name="T135"/></text:p>
        </text:list-item>
        <text:list-item>
          <text:p text:style-name="P82"><text:span text:style-name="T136">Переименована скопированная папка «Основы Windows» в «Основы Windows_2». </text:span><text:span text:style-name="T137"/></text:p>
        </text:list-item>
        <text:list-item>
          <text:p text:style-name="P83"><text:span text:style-name="T138"/><text:span text:style-name="T139">Папка «</text:span><text:span text:style-name="T140">Основы </text:span><text:span text:style-name="T141">Windows_2»</text:span><text:span text:style-name="T142"> перемещена </text:span><text:span text:style-name="T143"> в папку «Основы Windows». </text:span><text:span text:style-name="T144"/></text:p>
        </text:list-item>
        <text:list-item>
          <text:p text:style-name="P84"><text:span text:style-name="T145">В папке «Основы Windows» создан файл Microsoft Word с именем «Учусь работать с Word». </text:span><text:span text:style-name="T146"/></text:p>
        </text:list-item>
        <text:list-item>
          <text:p text:style-name="P85"><text:span text:style-name="T147">Закройте все папки. </text:span><text:span text:style-name="T148"/></text:p>
        </text:list-item>
        <text:list-item>
          <text:p text:style-name="P86"><text:span text:style-name="T149">Откройте папку «Лабораторная работа №1» и «Основы Windows». Убедитесь, что открыто 2 окна. Переместите файл из папки «Основы Windows» в папку «Лабораторная работа №1» при помощи мыши. </text:span><text:span text:style-name="T150"/></text:p>
        </text:list-item>
        <text:list-item>
          <text:p text:style-name="P87"><text:span text:style-name="T151">Удалите папку «Основы Windows_2».</text:span><text:span text:style-name="T152"/></text:p>
        </text:list-item>
        <text:list-item>
          <text:p text:style-name="P88"><text:span text:style-name="T153">Восстановите «Основы Windows_2» из Корзины. </text:span><text:span text:style-name="T154"/></text:p>
        </text:list-item>
        <text:list-item>
          <text:p text:style-name="P89"><text:span text:style-name="T155">Откройте документ «Учусь работать с Word». </text:span><text:span text:style-name="T156"/></text:p>
        </text:list-item>
        <text:list-item>
          <text:p text:style-name="P90"><text:span text:style-name="T157">Наберите следующий текст (см. рисунок 9.18):</text:span><text:span text:style-name="T158"/></text:p>
        </text:list-item>
        <text:list-item>
          <text:p text:style-name="P91"><text:span text:style-name="T159"/><text:span text:style-name="T160"/></text:p>
        </text:list-item>
      </text:list>
      <text:p text:style-name="P92"><text:span text:style-name="T161"/><text:span text:style-name="T162"/></text:p>
      <text:p text:style-name="P93"><text:span text:style-name="T163"/><text:span text:style-name="T164"/></text:p>
      <text:p text:style-name="P94"><text:span text:style-name="T165">В</text:span><text:span text:style-name="T166">ывод.</text:span><text:span text:style-name="T167"/></text:p>
      <text:p text:style-name="P95"><text:span text:style-name="T168">1. </text:span><text:span text:style-name="T169">Существуют следующие подходы к созданию программ: операционный, структурный, объектно-ориентированный, декларативный,<text:s text:c="2"/>процедурно-ориентированный.</text:span><text:span text:style-name="T170"/></text:p>
      <text:p text:style-name="P96"><text:span text:style-name="T171">2. Алгоритмом называется точное предписание, задающее преобразование исходных данных в искомый результат. При этом могут производиться числовые вычисления, преобразования буквенных выражений, некоторых символов и т.д.</text:span><text:span text:style-name="T172"/></text:p>
      <text:p text:style-name="P97"><text:span text:style-name="T173">3. </text:span><text:span text:style-name="T174">Были использованы методы </text:span><text:span text:style-name="T175">просчета переменных алгоритма в ручную на каждой итерации, методы булевой алгебры, </text:span><text:span text:style-name="T176">метод индукции для определения последовательности по первым элементам, метод проверки результатов переносом алгоритма в код на язык программирования </text:span><text:span text:style-name="T177">Python</text:span><text:span text:style-name="T178"> и его выполнением</text:span><text:span text:style-name="T179">.</text:span><text:span text:style-name="T180"/></text:p>
      <text:p text:style-name="P98"><text:span text:style-name="T181"/><text:span text:style-name="T182"/></text:p>
      <text:p text:style-name="P99"><text:span text:style-name="T183"/><text:span text:style-name="T1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>
      <style:text-properties/>
      <style:paragraph-properties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text-properties/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2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619">
      <style:text-properties fo:color="#000000" fo:font-family="Liberation Serif" style:font-family-asian="Noto Serif CJK SC" style:font-family-complex="Lohit Devanagari" fo:font-size="12pt" fo:language="ru" fo:country="RU"/>
      <style:paragraph-properties fo:line-height="115%" fo:margin-bottom="10pt"/>
    </style:style>
    <style:style style:parent-style-name="619" style:display-name="Standard" style:family="paragraph" style:name="620">
      <style:text-properties/>
      <style:paragraph-properties/>
    </style:style>
    <style:style style:parent-style-name="620" style:display-name="Heading" style:family="paragraph" style:name="621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20" style:display-name="Text body" style:family="paragraph" style:name="622">
      <style:text-properties/>
      <style:paragraph-properties fo:line-height="115%" fo:margin-top="0pt" fo:margin-bottom="7pt"/>
    </style:style>
    <style:style style:parent-style-name="622" style:display-name="List" style:family="paragraph" style:name="623">
      <style:text-properties style:font-family-complex="Lohit Devanagari"/>
    </style:style>
    <style:style style:parent-style-name="620" style:display-name="Caption" style:family="paragraph" style:name="624">
      <style:text-properties style:font-family-complex="Lohit Devanagari" fo:font-size="12pt" fo:font-style="italic"/>
      <style:paragraph-properties fo:margin-top="6pt" fo:margin-bottom="6pt"/>
    </style:style>
    <style:style style:parent-style-name="620" style:display-name="Index" style:family="paragraph" style:name="625">
      <style:text-properties style:font-family-complex="Lohit Devanagari"/>
    </style:style>
    <style:style style:parent-style-name="621" style:display-name="Heading 1" style:family="paragraph" style:name="626">
      <style:text-properties fo:font-family="Liberation Serif" style:font-family-asian="Noto Serif CJK SC" style:font-family-complex="Lohit Devanagari" fo:font-size="24pt" fo:font-weight="bold"/>
      <style:paragraph-properties fo:margin-top="12pt" fo:margin-bottom="6pt"/>
    </style:style>
    <style:style style:parent-style-name="620" style:display-name="Table Contents" style:family="paragraph" style:name="627"/>
    <style:style style:parent-style-name="627" style:display-name="Table Heading" style:family="paragraph" style:name="628">
      <style:text-properties fo:font-weight="bold"/>
      <style:paragraph-properties fo:text-align="center"/>
    </style:style>
    <style:style style:parent-style-name="620" style:display-name="Frame contents" style:family="paragraph" style:name="629"/>
    <style:style style:parent-style-name="624" style:display-name="Drawing" style:family="paragraph" style:name="630"/>
    <style:style style:parent-style-name="619" style:display-name="Bullet Symbols" style:family="text" style:name="631">
      <style:text-properties fo:font-family="OpenSymbol" style:font-family-asian="OpenSymbol" style:font-family-complex="OpenSymbol"/>
    </style:style>
    <style:style style:parent-style-name="619" style:display-name="Strong Emphasis" style:family="text" style:name="632">
      <style:text-properties fo:font-weight="bold"/>
    </style:style>
    <style:style style:parent-style-name="619" style:display-name="Numbering Symbols" style:family="text" style:name="633">
      <style:text-properties fo:font-family="Times New Roman" style:font-family-complex="'Times New Roman'" fo:font-size="14pt" fo:font-style="normal"/>
    </style:style>
    <style:style style:parent-style-name="619" style:display-name="Internet link" style:family="text" style:name="634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671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Symbol" style:font-family-asian="Symbol" style:font-family-complex="Symbol"/>
    </style:style>
    <style:style style:family="text" style:name="T3">
      <style:text-properties fo:font-family="Symbol" style:font-family-asian="Symbol" style:font-family-complex="Symbol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Symbol" style:font-family-asian="Symbol" style:font-family-complex="Symbol"/>
    </style:style>
    <style:style style:family="text" style:name="T6">
      <style:text-properties fo:font-family="Symbol" style:font-family-asian="Symbol" style:font-family-complex="Symbol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Symbol" style:font-family-asian="Symbol" style:font-family-complex="Symbol"/>
    </style:style>
    <style:style style:family="text" style:name="T9">
      <style:text-properties fo:font-family="Symbol" style:font-family-asian="Symbol" style:font-family-complex="Symbol"/>
    </style:style>
    <text:list-style style:name="WWNum1">
      <text:list-level-style-bullet text:level="1" text:bullet-char="• ">
        <style:list-level-properties text:list-level-position-and-space-mode="label-alignment">
          <style:list-level-label-alignment fo:text-indent="-0.4992cm" fo:margin-left="1.247cm"/>
        </style:list-level-properties>
      </text:list-level-style-bullet>
      <text:list-level-style-bullet text:level="2" text:bullet-char="• ">
        <style:list-level-properties text:list-level-position-and-space-mode="label-alignment">
          <style:list-level-label-alignment fo:text-indent="-0.4992cm" fo:margin-left="2.494cm"/>
        </style:list-level-properties>
      </text:list-level-style-bullet>
      <text:list-level-style-bullet text:level="3" text:bullet-char="• ">
        <style:list-level-properties text:list-level-position-and-space-mode="label-alignment">
          <style:list-level-label-alignment fo:text-indent="-0.4992cm" fo:margin-left="3.741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4992cm" fo:margin-left="4.989cm"/>
        </style:list-level-properties>
      </text:list-level-style-bullet>
      <text:list-level-style-bullet text:level="5" text:bullet-char="• ">
        <style:list-level-properties text:list-level-position-and-space-mode="label-alignment">
          <style:list-level-label-alignment fo:text-indent="-0.4992cm" fo:margin-left="6.236cm"/>
        </style:list-level-properties>
      </text:list-level-style-bullet>
      <text:list-level-style-bullet text:level="6" text:bullet-char="• ">
        <style:list-level-properties text:list-level-position-and-space-mode="label-alignment">
          <style:list-level-label-alignment fo:text-indent="-0.4992cm" fo:margin-left="7.481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4992cm" fo:margin-left="8.728cm"/>
        </style:list-level-properties>
      </text:list-level-style-bullet>
      <text:list-level-style-bullet text:level="8" text:bullet-char="• ">
        <style:list-level-properties text:list-level-position-and-space-mode="label-alignment">
          <style:list-level-label-alignment fo:text-indent="-0.4992cm" fo:margin-left="9.977cm"/>
        </style:list-level-properties>
      </text:list-level-style-bullet>
      <text:list-level-style-bullet text:level="9" text:bullet-char="• ">
        <style:list-level-properties text:list-level-position-and-space-mode="label-alignment">
          <style:list-level-label-alignment fo:text-indent="-0.4992cm" fo:margin-left="11.22cm"/>
        </style:list-level-properties>
      </text:list-level-style-bullet>
    </text:list-style>
    <text:list-style style:name="WWNum2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3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4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5">
      <text:list-level-style-bullet text:level="1" text:bullet-char="• ">
        <style:list-level-properties text:list-level-position-and-space-mode="label-alignment">
          <style:list-level-label-alignment fo:text-indent="-0.4992cm" fo:margin-left="1.247cm"/>
        </style:list-level-properties>
      </text:list-level-style-bullet>
      <text:list-level-style-bullet text:level="2" text:bullet-char="• ">
        <style:list-level-properties text:list-level-position-and-space-mode="label-alignment">
          <style:list-level-label-alignment fo:text-indent="-0.4992cm" fo:margin-left="2.494cm"/>
        </style:list-level-properties>
      </text:list-level-style-bullet>
      <text:list-level-style-bullet text:level="3" text:bullet-char="• ">
        <style:list-level-properties text:list-level-position-and-space-mode="label-alignment">
          <style:list-level-label-alignment fo:text-indent="-0.4992cm" fo:margin-left="3.741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4992cm" fo:margin-left="4.989cm"/>
        </style:list-level-properties>
      </text:list-level-style-bullet>
      <text:list-level-style-bullet text:level="5" text:bullet-char="• ">
        <style:list-level-properties text:list-level-position-and-space-mode="label-alignment">
          <style:list-level-label-alignment fo:text-indent="-0.4992cm" fo:margin-left="6.236cm"/>
        </style:list-level-properties>
      </text:list-level-style-bullet>
      <text:list-level-style-bullet text:level="6" text:bullet-char="• ">
        <style:list-level-properties text:list-level-position-and-space-mode="label-alignment">
          <style:list-level-label-alignment fo:text-indent="-0.4992cm" fo:margin-left="7.481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4992cm" fo:margin-left="8.728cm"/>
        </style:list-level-properties>
      </text:list-level-style-bullet>
      <text:list-level-style-bullet text:level="8" text:bullet-char="• ">
        <style:list-level-properties text:list-level-position-and-space-mode="label-alignment">
          <style:list-level-label-alignment fo:text-indent="-0.4992cm" fo:margin-left="9.977cm"/>
        </style:list-level-properties>
      </text:list-level-style-bullet>
      <text:list-level-style-bullet text:level="9" text:bullet-char="• ">
        <style:list-level-properties text:list-level-position-and-space-mode="label-alignment">
          <style:list-level-label-alignment fo:text-indent="-0.4992cm" fo:margin-left="11.22cm"/>
        </style:list-level-properties>
      </text:list-level-style-bullet>
    </text:list-style>
    <text:list-style style:name="WWNum6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7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8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9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1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